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72000002724F6F3336.png" manifest:media-type="image/png"/>
  <manifest:file-entry manifest:full-path="Pictures/100000000000012C0000016569AD11A1.png" manifest:media-type="image/png"/>
  <manifest:file-entry manifest:full-path="Pictures/100000000000038300000168AFE31A83.png" manifest:media-type="image/png"/>
  <manifest:file-entry manifest:full-path="Pictures/100000000000026400000198E37097FE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gradient" draw:fill-gradient-name="gradient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draw:stroke="none" draw:fill="none" fo:min-height="10.545cm" loext:decorative="false"/>
      <style:paragraph-properties style:writing-mode="lr-tb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Default-title">
      <style:graphic-properties fo:min-height="2.629cm" loext:decorative="false"/>
      <style:paragraph-properties style:writing-mode="lr-tb"/>
    </style:style>
    <style:style style:name="pr2" style:family="presentation" style:parent-style-name="Default-subtitle">
      <style:graphic-properties draw:fill-color="#ffffff" fo:min-height="9.134cm" loext:decorative="false"/>
      <style:paragraph-properties style:writing-mode="lr-tb"/>
    </style:style>
    <style:style style:name="pr3" style:family="presentation" style:parent-style-name="Default-notes">
      <style:graphic-properties draw:fill-color="#ffffff" draw:auto-grow-height="false" fo:min-height="13.365cm" loext:decorative="false"/>
      <style:paragraph-properties style:writing-mode="lr-tb"/>
    </style:style>
    <style:style style:name="pr4" style:family="presentation" style:parent-style-name="Default-subtitle">
      <style:graphic-properties draw:fill-color="#ffffff" fo:min-height="2.03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paragraph-properties fo:text-align="start"/>
    </style:style>
    <style:style style:name="P4" style:family="paragraph">
      <loext:graphic-properties draw:fill="none"/>
    </style:style>
    <style:style style:name="P5" style:family="paragraph">
      <style:paragraph-properties fo:text-align="center"/>
    </style:style>
    <style:style style:name="T1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3.328cm" presentation:class="title" presentation:user-transformed="true">
          <draw:text-box>
            <text:p>ตอบแทนการร้ายด้วย กิโลเมตรที่สอง</text:p>
          </draw:text-box>
        </draw:frame>
        <draw:frame presentation:style-name="pr2" draw:text-style-name="P1" draw:layer="layout" svg:width="25.199cm" svg:height="9.134cm" svg:x="1.4cm" svg:y="3.685cm" presentation:class="subtitle">
          <draw:text-box>
            <text:p>มัทธิว 5:39-42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4" draw:text-style-name="P3" draw:layer="layout" svg:width="25.199cm" svg:height="2.03cm" svg:x="1.471cm" svg:y="1.27cm" presentation:class="subtitle" presentation:user-transformed="true">
          <draw:text-box>
            <text:p text:style-name="P2">มัทธิว 5:39-42</text:p>
          </draw:text-box>
        </draw:frame>
        <draw:frame draw:style-name="gr2" draw:text-style-name="P4" draw:layer="layout" svg:width="26.578cm" svg:height="10.795cm" svg:x="0.776cm" svg:y="3.175cm">
          <draw:text-box>
            <text:p><text:span text:style-name="T1">39 </text:span><text:span text:style-name="T1">ส่วนเราบอกพวกท่านว่า อย่าต่อสู้คนชั่ว </text:span></text:p>
            <text:p><text:span text:style-name="T1">ถ้าใครตบแก้มขวาของท่านก็จงหันแก้มอีกข้างหนึ่งให้เขาด้วย </text:span></text:p>
            <text:p><text:span text:style-name="T1">40 </text:span><text:span text:style-name="T1">ถ้าใครต้องการจะฟ้องศาล เพื่อจะปรับเอาเสื้อของท่านไป </text:span></text:p>
            <text:p><text:span text:style-name="T1">ก็จงสละเสื้อคลุมให้เขาด้วย </text:span></text:p>
            <text:p><text:span text:style-name="T1">41 </text:span><text:span text:style-name="T1">ถ้าใครจะเกณฑ์ท่านให้เดินทางไปหนึ่งกิโลเมตร </text:span></text:p>
            <text:p><text:span text:style-name="T1">ก็ให้เลยไปกับเขาถึงสองกิโลเมตร </text:span></text:p>
            <text:p><text:span text:style-name="T1">42 </text:span><text:span text:style-name="T1">ถ้าเขาจะขอสิ่งใดจากท่าน </text:span></text:p>
            <text:p><text:span text:style-name="T1">ก็จงให้ อย่าเมินหน้าจากผู้ที่ต้องการขอยืมจากท่าน</text:span></text:p>
          </draw:text-box>
        </draw:frame>
        <presentation:notes draw:style-name="dp3">
          <draw:page-thumbnail draw:style-name="gr1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4" draw:text-style-name="P3" draw:layer="layout" svg:width="25.199cm" svg:height="2.959cm" svg:x="1.471cm" svg:y="0.806cm" presentation:class="subtitle" presentation:user-transformed="true">
          <draw:text-box>
            <text:p text:style-name="P2">กรณีที่ 1 พระเยซูบอกว่า ใครตบแก้มขวา ก็ให้หันแก้มซ้ายให้อีกข้าง</text:p>
          </draw:text-box>
        </draw:frame>
        <draw:frame draw:style-name="gr3" draw:text-style-name="P5" draw:layer="layout" svg:width="12.953cm" svg:height="8.635cm" svg:x="7.62cm" svg:y="4.7cm">
          <draw:image xlink:href="Pictures/100000000000026400000198E37097FE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19.798cm" svg:height="11.136cm" svg:x="0.6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4" draw:text-style-name="P3" draw:layer="layout" svg:width="25.199cm" svg:height="2.03cm" svg:x="1.471cm" svg:y="1.27cm" presentation:class="subtitle" presentation:user-transformed="true">
          <draw:text-box>
            <text:p text:style-name="P2">กรณีที่ 2 ใครถูกฟ้องศาลเอาเสื้อผ้าให้เอาเสื้อคลุมไปด้วย</text:p>
          </draw:text-box>
        </draw:frame>
        <draw:frame draw:style-name="gr3" draw:text-style-name="P5" draw:layer="layout" svg:width="19.028cm" svg:height="7.619cm" svg:x="4.551cm" svg:y="4.645cm">
          <draw:image xlink:href="Pictures/100000000000038300000168AFE31A83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19.798cm" svg:height="11.136cm" svg:x="0.6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4" draw:text-style-name="P3" draw:layer="layout" svg:width="25.199cm" svg:height="2.959cm" svg:x="1.471cm" svg:y="0.806cm" presentation:class="subtitle" presentation:user-transformed="true">
          <draw:text-box>
            <text:p text:style-name="P2">กรณีที่ 3 ถูกเกณฑ์ให้เดินทางไปหนึ่งกิโลเมตร ก็ให้เลยไปถึงสองกิโลเมตร</text:p>
          </draw:text-box>
        </draw:frame>
        <draw:frame draw:style-name="gr3" draw:text-style-name="P5" draw:layer="layout" svg:width="6.349cm" svg:height="7.556cm" svg:x="10.795cm" svg:y="5.08cm">
          <draw:image xlink:href="Pictures/100000000000012C0000016569AD11A1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19.798cm" svg:height="11.136cm" svg:x="0.6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4" draw:text-style-name="P3" draw:layer="layout" svg:width="25.199cm" svg:height="2.03cm" svg:x="1.471cm" svg:y="1.27cm" presentation:class="subtitle" presentation:user-transformed="true">
          <draw:text-box>
            <text:p text:style-name="P2">กรณีที่ 4 ถูกขอสิ่งใดก็อย่าเมินหน้า</text:p>
          </draw:text-box>
        </draw:frame>
        <draw:frame draw:style-name="gr3" draw:text-style-name="P5" draw:layer="layout" svg:width="10.16cm" svg:height="10.16cm" svg:x="8.255cm" svg:y="3.81cm">
          <draw:image xlink:href="Pictures/1000000000000272000002724F6F3336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19.798cm" svg:height="11.136cm" svg:x="0.6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gradient" draw:style="linear" draw:start-color="#81d41a" draw:end-color="#2a6099" draw:start-intensity="100%" draw:end-intensity="100%" draw:angle="30deg" draw:border="0%">
      <loext:gradient-stop svg:offset="0" loext:color-type="rgb" loext:color-value="#81d41a"/>
      <loext:gradient-stop svg:offset="1" loext:color-type="rgb" loext:color-value="#2a6099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8-24T08:47:43.495085060</meta:creation-date>
    <dc:date>2025-08-24T09:09:48.314215869</dc:date>
    <meta:editing-duration>PT11M11S</meta:editing-duration>
    <meta:editing-cycles>1</meta:editing-cycles>
    <meta:document-statistic meta:object-count="45"/>
    <meta:generator>LibreOffice/25.2.5.2$Linux_X86_64 LibreOffice_project/520$Build-2</meta:generator>
  </office:meta>
</office:document-meta>
</file>